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image/png" manifest:full-path="Thumbnails/thumbnail.png" manifest:version="1.2"/>
  <manifest:file-entry manifest:media-type="application/rdf+xml" manifest:full-path="manifest.rdf" manifest:version="1.2"/>
  <manifest:file-entry manifest:media-type="application/xml" manifest:full-path="Configurations2/accelerator/current.xml" manifest:version="1.2"/>
  <manifest:file-entry manifest:media-type="application/xml" manifest:full-path="styles.xml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style:font-style-asian="italic" style:font-style-complex="italic"/>
    </style:style>
  </office:automatic-styles>
  <office:body>
    <office:text>
      <text:h text:style-name="Title">The squirrel</text:h>
      <text:p text:style-name="Text_20_body">He is so full in himself:<text:line-break/>how far down the branch to run,<text:line-break/>how long to jump, when to grab the air<text:line-break/>and catch in it and turn, and land on branch<text:line-break/>so gracefully it's like dying, alone<text:line-break/>and warm in a bed next to a summer window<text:line-break/>and the birds singing. And on that branch there<text:line-break/>is the squirrel dancing among the branches<text:line-break/>and you think <text:span text:style-name="T1">What</text:span><text:span text:style-name="T2"> </text:span><text:span text:style-name="T3">if</text:span><text:span text:style-name="T4"> </text:span><text:span text:style-name="T5">he</text:span><text:span text:style-name="T6"> </text:span><text:span text:style-name="T7">fell?</text:span> but he won't<text:line-break/>because he's a squirrel and that's what<text:line-break/>they do, dance and never fall. It was erased<text:line-break/>long ago from the squirrel, even<text:line-break/>the possibility of falling was erased<text:line-break/>from his being by the slow inexorable evolution<text:line-break/>of squirrels, that is why all squirrels<text:line-break/>are so full in themselves, full in who they ar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The squirrel</dc:title>
  </office:meta>
</office:document-meta>
</file>